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xBin.encode( byte [ ] binary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exBin.bytesToString( byte [ ] binary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xBin.isHex( byte oct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exBin.stringToBytes( String hexEnco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xBin.encode( String binary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xBin.decode( String binary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exBin.decode( byte [ ] binary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